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4535in"/>
    </style:style>
    <style:style style:name="Table1.B" style:family="table-column">
      <style:table-column-properties style:column-width="5.4715in"/>
    </style:style>
    <style:style style:name="Table1.A1" style:family="table-cell">
      <style:table-cell-properties style:vertical-align="middle" fo:padding="0.0194in" fo:border="none"/>
    </style:style>
    <style:style style:name="Table2" style:family="table">
      <style:table-properties style:width="6.9604in" fo:margin-left="0in" table:align="left"/>
    </style:style>
    <style:style style:name="Table2.A" style:family="table-column">
      <style:table-column-properties style:column-width="0.4819in"/>
    </style:style>
    <style:style style:name="Table2.B" style:family="table-column">
      <style:table-column-properties style:column-width="6.4785in"/>
    </style:style>
    <style:style style:name="Table2.A1" style:family="table-cell">
      <style:table-cell-properties style:vertical-align="middle" fo:padding="0.0194in" fo:border="none"/>
    </style:style>
    <style:style style:name="P1" style:family="paragraph" style:parent-style-name="Heading_20_3">
      <style:text-properties officeooo:paragraph-rsid="001db506"/>
    </style:style>
    <style:style style:name="P2" style:family="paragraph" style:parent-style-name="Text_20_body">
      <style:text-properties officeooo:paragraph-rsid="001db506"/>
    </style:style>
    <style:style style:name="P3" style:family="paragraph" style:parent-style-name="Text_20_body" style:list-style-name="L1"/>
    <style:style style:name="P4" style:family="paragraph" style:parent-style-name="Heading_20_3">
      <style:text-properties officeooo:paragraph-rsid="001c1569"/>
    </style:style>
    <style:style style:name="P5" style:family="paragraph" style:parent-style-name="Text_20_body" style:list-style-name="L2"/>
    <style:style style:name="P6" style:family="paragraph" style:parent-style-name="Table_20_Contents">
      <style:text-properties officeooo:rsid="001c1569" officeooo:paragraph-rsid="001c1569"/>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db506"/>
    </style:style>
    <style:style style:name="T4" style:family="text">
      <style:text-properties officeooo:rsid="00179ef5"/>
    </style:style>
    <style:style style:name="T5" style:family="text">
      <style:text-properties officeooo:rsid="001dfd7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Independent Study Proposal</text:span><text:line-break/><text:span text:style-name="Strong_20_Emphasis">Student</text:span>: Nick Tagliamonte<text:line-break/><text:span text:style-name="Strong_20_Emphasis">Instructor</text:span>: Professor Justin Shi<text:line-break/><text:span text:style-name="Strong_20_Emphasis">Term</text:span>: Summer 2025 (May 15 – August 8)<text:line-break/><text:span text:style-name="Strong_20_Emphasis">Credits Requested</text:span>: 3</text:p>
      <text:p text:style-name="Horizontal_20_Line"/>
      <text:h text:style-name="P1" text:outline-level="3"><text:span text:style-name="Strong_20_Emphasis"><text:span text:style-name="T1">Title: </text:span></text:span><text:span text:style-name="Emphasis"><text:span text:style-name="T2">Exploring the InterPlanetary File System (IPFS): A Systems and Research-Oriented Independent Study</text:span></text:span></text:h>
      <text:p text:style-name="Horizontal_20_Line"/>
      <text:h text:style-name="Heading_20_3" text:outline-level="3"><text:span text:style-name="Strong_20_Emphasis">Overview and Motivation</text:span></text:h>
      <text:p text:style-name="Text_20_body">The InterPlanetary File System (IPFS) is a content-addressed, peer-to-peer protocol for decentralized file storage and retrieval. Originally conceived as a more resilient and permanent replacement for HTTP, IPFS introduces a new model for how data is located, transferred, and persisted on the web. By decoupling file identity from location and distributing storage responsibilities across participating nodes, IPFS offers solutions to long-standing limitations in traditional web infrastructure: broken links, central points of failure, and inefficient redundancy.</text:p>
      <text:p text:style-name="P2">This independent study aims to investigate IPFS from a systems engineering and distributed computing perspective <text:span text:style-name="T3">through</text:span> research, implementation, and experimentation. It will examine how IPFS works <text:span text:style-name="T3">and</text:span> <text:span text:style-name="T3">its design</text:span>, how it performs under stress, and what challenges remain unsolved. The goal is to develop a<text:span text:style-name="T3">n</text:span> understanding of the technical <text:span text:style-name="T3">and theoretical</text:span> forces shaping decentralized file systems <text:span text:style-name="T4">and the broader web3 ecosystem</text:span>.</text:p>
      <text:p text:style-name="Horizontal_20_Line"/>
      <text:h text:style-name="Heading_20_3" text:outline-level="3"><text:span text:style-name="Strong_20_Emphasis">Objectives</text:span></text:h>
      <text:p text:style-name="Text_20_body">The study will be structured around the following interrelated objectives:</text:p>
      <text:list text:style-name="L1">
        <text:list-item>
          <text:p text:style-name="P3"><text:span text:style-name="Strong_20_Emphasis">Protocol Dissection and Internal Architecture</text:span></text:p>
          <text:list>
            <text:list-item>
              <text:p text:style-name="P3">Analyze the Merkle DAG model used for content-addressing and versioning.</text:p>
            </text:list-item>
            <text:list-item>
              <text:p text:style-name="P3">Examine IPFS’s use of the Kademlia Distributed Hash Table for content routing.</text:p>
            </text:list-item>
            <text:list-item>
              <text:p text:style-name="P3">Explore libp2p’s modular networking stack for peer discovery, NAT traversal, and transport abstraction.</text:p>
            </text:list-item>
            <text:list-item>
              <text:p text:style-name="P3">Investigate strategies for garbage collection, data pinning, and content persistence in a non-deterministic environment.</text:p>
            </text:list-item>
          </text:list>
        </text:list-item>
        <text:list-item>
          <text:p text:style-name="P3"><text:span text:style-name="Strong_20_Emphasis">Systems Behavior and Performance</text:span></text:p>
          <text:list>
            <text:list-item>
              <text:p text:style-name="P3">Characterize the performance and fault-tolerance of IPFS under various conditions: node churn, variable bandwidth, and limited connectivity.</text:p>
            </text:list-item>
            <text:list-item>
              <text:p text:style-name="P3"><text:soft-page-break/>Study the behavior of replication, pinning services, and incentivized persistence (e.g., Filecoin, IPFS Cluster).</text:p>
            </text:list-item>
            <text:list-item>
              <text:p text:style-name="P3">Perform small-scale deployment experiments to evaluate propagation delay, consistency, and data availability.</text:p>
            </text:list-item>
          </text:list>
        </text:list-item>
        <text:list-item>
          <text:p text:style-name="P3"><text:span text:style-name="Strong_20_Emphasis">Security, Trust, and Adversarial Conditions</text:span></text:p>
          <text:list>
            <text:list-item>
              <text:p text:style-name="P3">Evaluate the system’s resilience to denial-of-service attacks, content poisoning, and metadata leakage.</text:p>
            </text:list-item>
            <text:list-item>
              <text:p text:style-name="P3">Analyze spam resistance mechanisms, especially in the context of mutable data and pubsub.</text:p>
            </text:list-item>
            <text:list-item>
              <text:p text:style-name="P3">Investigate trust and identity models in IPFS (peer identities, signed records, and permissioned overlays).</text:p>
            </text:list-item>
          </text:list>
        </text:list-item>
        <text:list-item>
          <text:p text:style-name="P3"><text:span text:style-name="Strong_20_Emphasis">Research Context and Web3 Ecosystem</text:span></text:p>
          <text:list>
            <text:list-item>
              <text:p text:style-name="P3">Conduct a literature review on decentralized storage systems (IPFS, Filecoin, BitTorrent, Tahoe-LAFS, Swarm).</text:p>
            </text:list-item>
            <text:list-item>
              <text:p text:style-name="P3">Analyze IPFS’s fit within the broader landscape of Web3 and decentralized web initiatives.</text:p>
            </text:list-item>
            <text:list-item>
              <text:p text:style-name="P3">Explore emerging topics such as verifiable storage, archival persistence, and decentralized naming (e.g., IPNS, ENS).</text:p>
            </text:list-item>
          </text:list>
        </text:list-item>
        <text:list-item>
          <text:p text:style-name="P3"><text:span text:style-name="Strong_20_Emphasis">Application and Prototype Development</text:span></text:p>
          <text:list>
            <text:list-item>
              <text:p text:style-name="P3">Design and build a lightweight prototype that demonstrates a meaningful use of IPFS for distributed content hosting or sharing.</text:p>
            </text:list-item>
            <text:list-item>
              <text:p text:style-name="P3">Possible stretch goal: Build a resilient microservice or frontend system that can function partially or fully offline, synchronizing via IPFS.</text:p>
            </text:list-item>
          </text:list>
        </text:list-item>
      </text:list>
      <text:p text:style-name="Horizontal_20_Line"><text:span text:style-name="Strong_20_Emphasis"/></text:p>
      <text:h text:style-name="P4" text:outline-level="3"><text:span text:style-name="Strong_20_Emphasis">Deliverables</text:span></text:h>
      <table:table table:name="Table1" table:style-name="Table1">
        <table:table-column table:style-name="Table1.A"/>
        <table:table-column table:style-name="Table1.B"/>
        <table:table-header-rows>
          <table:table-row>
            <table:table-cell table:style-name="Table1.A1" office:value-type="string">
              <text:p text:style-name="Table_20_Heading">Deliverabl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1. Weekly Logs</text:span></text:p>
          </table:table-cell>
          <table:table-cell table:style-name="Table1.A1" office:value-type="string">
            <text:p text:style-name="Table_20_Contents">A running log of insights, challenges, system behaviors, and progress updates. These will be detailed enough to serve as research lab notes or the basis for a future publication.</text:p>
          </table:table-cell>
        </table:table-row>
        <table:table-row>
          <table:table-cell table:style-name="Table1.A1" office:value-type="string">
            <text:p text:style-name="Table_20_Contents"><text:span text:style-name="Strong_20_Emphasis">2. IPFS Cluster Deployment</text:span></text:p>
          </table:table-cell>
          <table:table-cell table:style-name="Table1.A1" office:value-type="string">
            <text:p text:style-name="Table_20_Contents">A set of IPFS nodes deployed and benchmarked under variable network configurations (e.g., LAN vs remote, varying churn). Includes logging, performance metrics, and visualization of file propagation and availability.</text:p>
            <text:p text:style-name="Table_20_Contents"/>
          </table:table-cell>
        </table:table-row>
        <table:table-row>
          <table:table-cell table:style-name="Table1.A1" office:value-type="string">
            <text:p text:style-name="Table_20_Contents"><text:span text:style-name="Strong_20_Emphasis">3. Prototype Application</text:span></text:p>
          </table:table-cell>
          <table:table-cell table:style-name="Table1.A1" office:value-type="string">
            <text:p text:style-name="Table_20_Contents">A working proof-of-concept application leveraging IPFS — e.g., distributed static site deployment, a content mirroring tool, or a peer-to-peer notebook sharing system. Optionally containerized for easy reproducibility.</text:p>
          </table:table-cell>
        </table:table-row>
        <text:soft-page-break/>
        <table:table-row>
          <table:table-cell table:style-name="Table1.A1" office:value-type="string">
            <text:p text:style-name="Table_20_Contents"><text:span text:style-name="Strong_20_Emphasis">4. Final Technical Report (12–15 pages)</text:span></text:p>
          </table:table-cell>
          <table:table-cell table:style-name="Table1.A1" office:value-type="string">
            <text:p text:style-name="Table_20_Contents">A detailed report including protocol analysis, architectural review, findings from deployment experiments, prototype documentation, and future work suggestions. Aimed at being close to publishable in undergraduate research venues or hackathon whitepaper competitions.</text:p>
          </table:table-cell>
        </table:table-row>
        <table:table-row>
          <table:table-cell table:style-name="Table1.A1" office:value-type="string">
            <text:p text:style-name="Table_20_Contents"><text:span text:style-name="Strong_20_Emphasis">5. Optional Final Presentation</text:span></text:p>
          </table:table-cell>
          <table:table-cell table:style-name="Table1.A1" office:value-type="string">
            <text:p text:style-name="Table_20_Contents">A brief presentation or recorded talk summarizing key findings for Professor Shi or a small internal audience. This could serve as a primer for possible extension into capstone or collaborative research.</text:p>
          </table:table-cell>
        </table:table-row>
      </table:table>
      <text:p text:style-name="Horizontal_20_Line"/>
      <text:h text:style-name="Heading_20_3" text:outline-level="3"><text:span text:style-name="Strong_20_Emphasis">Stretch Goals (Aimed at Research Continuation)</text:span></text:h>
      <text:p text:style-name="Text_20_body">These are non-required objectives that will be pursued as time and progress permit:</text:p>
      <text:list text:style-name="L2">
        <text:list-item>
          <text:p text:style-name="P5"><text:span text:style-name="Strong_20_Emphasis">Benchmarking with Chaos</text:span>: Use automated chaos testing tools (e.g., testcontainers or kill scripts) to simulate churn and adversarial conditions in the node cluster.</text:p>
        </text:list-item>
        <text:list-item>
          <text:p text:style-name="P5"><text:span text:style-name="Strong_20_Emphasis">Overlay Analysis</text:span>: Study and document behaviors when nodes form partial views or use heterogeneous protocols (e.g., mixing go-ipfs with js-ipfs).</text:p>
        </text:list-item>
        <text:list-item>
          <text:p text:style-name="P5"><text:span text:style-name="Strong_20_Emphasis">Capstone Seed</text:span>: Identify a specific bottleneck or open problem in the IPFS stack to pursue as a full capstone or collaborative research project.</text:p>
        </text:list-item>
        <text:list-item>
          <text:p text:style-name="P5"><text:span text:style-name="Strong_20_Emphasis">Minimal Working Enhancement Proposal (MWEP)</text:span>: Draft a speculative proposal for a new feature or improvement in IPFS, backed by data and reasoned argument.</text:p>
        </text:list-item>
      </text:list>
      <text:p text:style-name="Horizontal_20_Line"/>
      <text:h text:style-name="Heading_20_3" text:outline-level="3"><text:span text:style-name="Strong_20_Emphasis">Weekly Schedule Overview (Tentative)</text:span></text:h>
      <table:table table:name="Table2" table:style-name="Table2">
        <table:table-column table:style-name="Table2.A"/>
        <table:table-column table:style-name="Table2.B"/>
        <table:table-header-rows>
          <table:table-row>
            <table:table-cell table:style-name="Table2.A1" office:value-type="string">
              <text:p text:style-name="Table_20_Heading">Week</text:p>
            </table:table-cell>
            <table:table-cell table:style-name="Table2.A1" office:value-type="string">
              <text:p text:style-name="Table_20_Heading">Focus</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text:span text:style-name="Strong_20_Emphasis">Bootstrapping and Toolchain Setup</text:span> <text:line-break/>• Install and configure <text:span text:style-name="Source_20_Text">go-ipfs</text:span>, <text:span text:style-name="Source_20_Text">js-ipfs</text:span>, and <text:span text:style-name="Source_20_Text">IPFS Cluster</text:span> on local and cloud/VM instances. <text:line-break/>• Clone and review official IPFS repositories; begin documenting system architecture. <text:line-break/>• Review background materials on Merkle DAGs, DHTs, and libp2p. <text:line-break/>• Set up version-controlled research log and journal.</text:p>
          </table:table-cell>
        </table:table-row>
        <table:table-row>
          <table:table-cell table:style-name="Table2.A1" office:value-type="string">
            <text:p text:style-name="Table_20_Contents">2</text:p>
          </table:table-cell>
          <table:table-cell table:style-name="Table2.A1" office:value-type="string">
            <text:p text:style-name="Table_20_Contents"><text:span text:style-name="Strong_20_Emphasis">Protocol Dissection I: DAG + DHT</text:span> <text:line-break/>• Deep dive into Merkle DAG structure, block encoding (Protobuf, CBOR), and CID generation. <text:line-break/>• Examine Kademlia DHT behavior; implement trace/visualization of routing tables. <text:line-break/>• Begin first diagrams of IPFS’s internal data flow and peer routing logic. <text:line-break/>• Log performance characteristics of object creation, retrieval, and DAG traversal.</text:p>
          </table:table-cell>
        </table:table-row>
        <table:table-row>
          <table:table-cell table:style-name="Table2.A1" office:value-type="string">
            <text:p text:style-name="P6">3</text:p>
          </table:table-cell>
          <table:table-cell table:style-name="Table2.A1" office:value-type="string">
            <text:p text:style-name="Table_20_Contents"><text:span text:style-name="Strong_20_Emphasis">Protocol Dissection II: libp2p and Networking Stack</text:span> <text:line-break/>• Explore libp2p modules: transport, NAT traversal, peer identity, encryption. <text:line-break/>• Perform initial network simulations (e.g., testing over NAT, with port restrictions). <text:line-break/>• Begin documentation of edge cases and network failure behavior. <text:line-break/>• Write small test apps to demonstrate peer discovery and pubsub behavior.</text:p>
            <text:p text:style-name="Table_20_Contents"/>
          </table:table-cell>
        </table:table-row>
        <text:soft-page-break/>
        <table:table-row>
          <table:table-cell table:style-name="Table2.A1" office:value-type="string">
            <text:p text:style-name="P6">4</text:p>
          </table:table-cell>
          <table:table-cell table:style-name="Table2.A1" office:value-type="string">
            <text:p text:style-name="Table_20_Contents"><text:span text:style-name="Strong_20_Emphasis">Cluster Deployment + Stretch Goal </text:span><text:span text:style-name="Strong_20_Emphasis"><text:span text:style-name="T5">1 </text:span></text:span><text:span text:style-name="Strong_20_Emphasis">Setup </text:span><text:line-break/>• Set up multi-node IPFS Cluster using Docker, testcontainers, or VMs. <text:line-break/>• Deploy basic monitoring and telemetry (Grafana/Prometheus or file-based logs). <text:line-break/>• Implement churn simulation scripts (kill/restart nodes). <text:line-break/>• Set up <text:span text:style-name="Source_20_Text">Chaos Monkey</text:span>-style testing tools to support <text:span text:style-name="Strong_20_Emphasis">Stretch Goal 1: Benchmarking with Chaos</text:span>.</text:p>
          </table:table-cell>
        </table:table-row>
        <table:table-row>
          <table:table-cell table:style-name="Table2.A1" office:value-type="string">
            <text:p text:style-name="P6">5</text:p>
          </table:table-cell>
          <table:table-cell table:style-name="Table2.A1" office:value-type="string">
            <text:p text:style-name="Table_20_Contents"><text:span text:style-name="Strong_20_Emphasis">Performance Testing and Garbage Collection</text:span> <text:line-break/>• Benchmark file pinning, unpinning, GC behavior under node churn and bandwidth limits. <text:line-break/>• Measure data availability under partial connectivity. <text:line-break/>• Begin quantitative logging for report (latency, propagation time, node failure recovery). <text:line-break/>• Document insights into persistence and replication under stress.</text:p>
          </table:table-cell>
        </table:table-row>
        <table:table-row>
          <table:table-cell table:style-name="Table2.A1" office:value-type="string">
            <text:p text:style-name="P6">6</text:p>
          </table:table-cell>
          <table:table-cell table:style-name="Table2.A1" office:value-type="string">
            <text:p text:style-name="Table_20_Contents"><text:span text:style-name="Strong_20_Emphasis">Security </text:span><text:span text:style-name="Strong_20_Emphasis"><text:span text:style-name="T5">I </text:span></text:span><text:span text:style-name="Strong_20_Emphasis">+ Adversarial Simulation </text:span><text:line-break/>• Investigate DDoS and spam resistance mechanisms. <text:line-break/>• Simulate content poisoning and Sybil-like conditions in a test cluster. <text:line-break/>• Evaluate peer identity system, signed records, and mutable data risks. <text:line-break/>• Continue data collection for final report; mark midterm milestone.</text:p>
          </table:table-cell>
        </table:table-row>
        <table:table-row>
          <table:table-cell table:style-name="Table2.A1" office:value-type="string">
            <text:p text:style-name="P6">7</text:p>
          </table:table-cell>
          <table:table-cell table:style-name="Table2.A1" office:value-type="string">
            <text:p text:style-name="Table_20_Contents"><text:span text:style-name="Strong_20_Emphasis">Prototype Application Phase I</text:span> <text:line-break/>• Finalize idea and scope for prototype (e.g., distributed publishing or P2P collaboration tool). <text:line-break/>• Sketch system architecture; set up dev environment (could use React, Flask, Node.js, etc). <text:line-break/>• Begin integration with IPFS API and/or IPFS Cluster client. <text:line-break/>• Start <text:span text:style-name="Strong_20_Emphasis">Stretch Goal 2: Overlay Analysis</text:span> — introduce heterogeneous nodes (e.g., mix <text:span text:style-name="Source_20_Text">go-ipfs</text:span> and <text:span text:style-name="Source_20_Text">js-ipfs</text:span>) and log divergence patterns.</text:p>
          </table:table-cell>
        </table:table-row>
        <table:table-row>
          <table:table-cell table:style-name="Table2.A1" office:value-type="string">
            <text:p text:style-name="P6">8</text:p>
          </table:table-cell>
          <table:table-cell table:style-name="Table2.A1" office:value-type="string">
            <text:p text:style-name="Table_20_Contents"><text:span text:style-name="Strong_20_Emphasis">Prototype Application Phase II + Overlay Testing</text:span> <text:line-break/>• Continue building prototype (frontend + backend functionality). <text:line-break/>• Log issues related to data consistency, sync timing, and offline availability. <text:line-break/>• Test system under partial connectivity, mobile vs desktop peers. <text:line-break/>• Finalize analysis for <text:span text:style-name="Strong_20_Emphasis">Stretch Goal 2</text:span>.</text:p>
          </table:table-cell>
        </table:table-row>
        <table:table-row>
          <table:table-cell table:style-name="Table2.A1" office:value-type="string">
            <text:p text:style-name="P6">9</text:p>
          </table:table-cell>
          <table:table-cell table:style-name="Table2.A1" office:value-type="string">
            <text:p text:style-name="Table_20_Contents"><text:span text:style-name="Strong_20_Emphasis">Security </text:span><text:span text:style-name="Strong_20_Emphasis"><text:span text:style-name="T5">II</text:span></text:span><text:span text:style-name="Strong_20_Emphasis"> + Trust Model Deep Dive </text:span><text:line-break/>• Investigate pubsub and its attack surfaces. <text:line-break/>• Examine IPNS and ENS-style decentralized naming systems. <text:line-break/>• Implement pubsub-based update or sync feature in prototype (optional). <text:line-break/>• Begin formulating <text:span text:style-name="Strong_20_Emphasis">Stretch Goal 3: Capstone Seed</text:span> by identifying friction points or open problems in the IPFS experience.</text:p>
          </table:table-cell>
        </table:table-row>
        <table:table-row>
          <table:table-cell table:style-name="Table2.A1" office:value-type="string">
            <text:p text:style-name="P6">10</text:p>
          </table:table-cell>
          <table:table-cell table:style-name="Table2.A1" office:value-type="string">
            <text:p text:style-name="Table_20_Contents"><text:span text:style-name="Strong_20_Emphasis">Research Context and Literature Review</text:span> <text:line-break/>• Review related systems: Filecoin, BitTorrent, Swarm, Tahoe-LAFS. <text:line-break/>• Identify academic publications on verifiable storage, decentralized naming, and storage economics. <text:line-break/>• Compare architectural tradeoffs between IPFS and alternatives. <text:line-break/>• Continue shaping Capstone Seed idea with a problem-solution framework.</text:p>
          </table:table-cell>
        </table:table-row>
        <table:table-row>
          <table:table-cell table:style-name="Table2.A1" office:value-type="string">
            <text:p text:style-name="P6">11</text:p>
          </table:table-cell>
          <table:table-cell table:style-name="Table2.A1" office:value-type="string">
            <text:p text:style-name="Table_20_Contents"><text:span text:style-name="Strong_20_Emphasis">Final Report Writing + Stretch Goal 4</text:span> <text:line-break/>• Begin full draft of 12–15 page technical report. <text:line-break/>• Include metrics, diagrams, key observations, and citations. <text:line-break/>• Start <text:span text:style-name="Strong_20_Emphasis">Stretch Goal 4: Minimal Working Enhancement Proposal (MWEP)</text:span> — select a pain point or limitation, design a speculative improvement, and support it with data or mock implementation.</text:p>
          </table:table-cell>
        </table:table-row>
        <text:soft-page-break/>
        <table:table-row>
          <table:table-cell table:style-name="Table2.A1" office:value-type="string">
            <text:p text:style-name="P6">12</text:p>
          </table:table-cell>
          <table:table-cell table:style-name="Table2.A1" office:value-type="string">
            <text:p text:style-name="Table_20_Contents"><text:span text:style-name="Strong_20_Emphasis">Final Polish + Presentation Prep</text:span> <text:line-break/>• Finalize all deliverables: research log, prototype, deployment results, stretch goal documentation. <text:line-break/>• Complete report formatting and integrate visuals/appendices. <text:line-break/>• Record or present summary talk to Professor Shi. <text:line-break/>• Deliver optional MWEP draft and capstone pitch slide or paragraph.</text:p>
          </table:table-cell>
        </table:table-row>
      </table:table>
      <text:p text:style-name="Horizontal_20_Line"><text:span text:style-name="Strong_20_Emphasi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4T12:29:15.580470562</meta:creation-date>
    <dc:date>2025-05-14T15:19:19.836864989</dc:date>
    <meta:editing-duration>PT2H14M12S</meta:editing-duration>
    <meta:editing-cycles>1</meta:editing-cycles>
    <meta:document-statistic meta:table-count="2" meta:image-count="0" meta:object-count="0" meta:page-count="5" meta:paragraph-count="73" meta:word-count="1326" meta:character-count="9375" meta:non-whitespace-character-count="8097"/>
    <meta:generator>LibreOffice/25.2.3.2$Linux_X86_64 LibreOffice_project/520$Build-2</meta:generator>
  </office:meta>
</office:document-meta>
</file>